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96cm"/>
    </style:style>
    <style:style style:name="co2" style:family="table-column">
      <style:table-column-properties fo:break-before="auto" style:column-width="4.741cm"/>
    </style:style>
    <style:style style:name="co3" style:family="table-column">
      <style:table-column-properties fo:break-before="auto" style:column-width="5.061cm"/>
    </style:style>
    <style:style style:name="co4" style:family="table-column">
      <style:table-column-properties fo:break-before="auto" style:column-width="5.895cm"/>
    </style:style>
    <style:style style:name="co5" style:family="table-column">
      <style:table-column-properties fo:break-before="auto" style:column-width="4.96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ae3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ackground-color="#dae3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7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7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70c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70c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onversion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3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row table:style-name="ro1">
          <table:table-cell table:style-name="ce2" office:value-type="string" calcext:value-type="string">
            <text:p>Elément</text:p>
          </table:table-cell>
          <table:table-cell table:style-name="ce2" office:value-type="string" calcext:value-type="string">
            <text:p>Tous</text:p>
          </table:table-cell>
          <table:table-cell table:style-name="ce17" office:value-type="string" calcext:value-type="string">
            <text:p>Intitulé Audio-vidéo</text:p>
          </table:table-cell>
          <table:table-cell table:style-name="ce17" office:value-type="string" calcext:value-type="string">
            <text:p>Intitulé Images</text:p>
          </table:table-cell>
          <table:table-cell table:style-name="ce2" office:value-type="string" calcext:value-type="string">
            <text:p>Intitulé Livres anciens</text:p>
          </table:table-cell>
          <table:table-cell table:style-name="ce17" office:value-type="string" calcext:value-type="string">
            <text:p>Intitulé Etudes et rech.</text:p>
          </table:table-cell>
        </table:table-row>
        <table:table-row table:style-name="ro1">
          <table:table-cell office:value-type="string" calcext:value-type="string">
            <text:p>album</text:p>
          </table:table-cell>
          <table:table-cell table:formula="of:=IF(AND([.C2] &lt;&gt; &quot;&quot;; [.C2] = [.D2]; [.C2] = [.E2]; [.C2] = [.F2]); [.C2]; &quot;&quot;)">
            <text:p/>
          </table:table-cell>
          <table:table-cell table:style-name="ce7"/>
          <table:table-cell office:value-type="string" calcext:value-type="string">
            <text:p>- Promu en page d'accuei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dc.Audience</text:p>
          </table:table-cell>
          <table:table-cell table:formula="of:=IF(AND([.C3] &lt;&gt; &quot;&quot;; [.C3] = [.D3]; [.C3] = [.E3]; [.C3] = [.F3]); [.C3]; &quot;&quot;)">
            <text:p/>
          </table:table-cell>
          <table:table-cell table:style-name="ce20" office:value-type="string" calcext:value-type="string">
            <text:p><text:span text:style-name="T1">* </text:span>Audience</text:p>
          </table:table-cell>
          <table:table-cell table:number-columns-repeated="2" office:value-type="string" calcext:value-type="string">
            <text:p>- Audience</text:p>
          </table:table-cell>
          <table:table-cell office:value-type="string" calcext:value-type="string">
            <text:p><text:span text:style-name="T4">- </text:span>Audience</text:p>
          </table:table-cell>
        </table:table-row>
        <table:table-row table:style-name="ro1">
          <table:table-cell office:value-type="string" calcext:value-type="string">
            <text:p>dc.Contributor</text:p>
          </table:table-cell>
          <table:table-cell table:formula="of:=IF(AND([.C4] &lt;&gt; &quot;&quot;; [.C4] = [.D4]; [.C4] = [.E4]; [.C4] = [.F4]); [.C4]; &quot;&quot;)" office:value-type="string" office:string-value="* Auteur secondaire" calcext:value-type="string">
            <text:p>* Auteur secondaire</text:p>
          </table:table-cell>
          <table:table-cell table:style-name="ce5" office:value-type="string" calcext:value-type="string">
            <text:p>* Auteur secondaire</text:p>
          </table:table-cell>
          <table:table-cell table:style-name="ce5" office:value-type="string" calcext:value-type="string">
            <text:p><text:span text:style-name="T2">* </text:span>Auteur secondaire</text:p>
          </table:table-cell>
          <table:table-cell table:style-name="ce5" office:value-type="string" calcext:value-type="string">
            <text:p><text:span text:style-name="T2">* </text:span>Auteur secondaire</text:p>
          </table:table-cell>
          <table:table-cell table:style-name="ce5" office:value-type="string" calcext:value-type="string">
            <text:p><text:span text:style-name="T2">* </text:span>Auteur secondaire</text:p>
          </table:table-cell>
        </table:table-row>
        <table:table-row table:style-name="ro1">
          <table:table-cell office:value-type="string" calcext:value-type="string">
            <text:p>dc.Coverage^spatial</text:p>
          </table:table-cell>
          <table:table-cell table:formula="of:=IF(AND([.C5] &lt;&gt; &quot;&quot;; [.C5] = [.D5]; [.C5] = [.E5]; [.C5] = [.F5]); [.C5]; &quot;&quot;)" office:value-type="string" office:string-value="* Pays|Ville (sujet)" calcext:value-type="string">
            <text:p>* Pays|Ville (sujet)</text:p>
          </table:table-cell>
          <table:table-cell table:style-name="ce5" office:value-type="string" calcext:value-type="string">
            <text:p><text:span text:style-name="T2">* </text:span>Pays|Ville (sujet)</text:p>
          </table:table-cell>
          <table:table-cell table:style-name="ce5" office:value-type="string" calcext:value-type="string">
            <text:p><text:span text:style-name="T2">* </text:span>Pays|Ville (sujet)</text:p>
          </table:table-cell>
          <table:table-cell table:style-name="ce5" office:value-type="string" calcext:value-type="string">
            <text:p><text:span text:style-name="T2">* </text:span>Pays|Ville (sujet)</text:p>
          </table:table-cell>
          <table:table-cell table:style-name="ce5" office:value-type="string" calcext:value-type="string">
            <text:p><text:span text:style-name="T2">* </text:span>Pays|Ville (sujet)</text:p>
          </table:table-cell>
        </table:table-row>
        <table:table-row table:style-name="ro1">
          <table:table-cell office:value-type="string" calcext:value-type="string">
            <text:p>dc.Coverage^temporal</text:p>
          </table:table-cell>
          <table:table-cell table:formula="of:=IF(AND([.C6] &lt;&gt; &quot;&quot;; [.C6] = [.D6]; [.C6] = [.E6]; [.C6] = [.F6]); [.C6]; &quot;&quot;)" office:value-type="string" office:string-value="* Siècle (sujet)" calcext:value-type="string">
            <text:p>* Siècle (sujet)</text:p>
          </table:table-cell>
          <table:table-cell table:style-name="ce5" office:value-type="string" calcext:value-type="string">
            <text:p><text:span text:style-name="T3">* </text:span>Siècle (sujet)</text:p>
          </table:table-cell>
          <table:table-cell table:style-name="ce5" office:value-type="string" calcext:value-type="string">
            <text:p><text:span text:style-name="T6">* </text:span>Siècle (sujet)</text:p>
          </table:table-cell>
          <table:table-cell table:style-name="ce5" office:value-type="string" calcext:value-type="string">
            <text:p><text:span text:style-name="T6">* </text:span>Siècle (sujet)</text:p>
          </table:table-cell>
          <table:table-cell table:style-name="ce5" office:value-type="string" calcext:value-type="string">
            <text:p><text:span text:style-name="T6">* </text:span>Siècle (sujet)</text:p>
          </table:table-cell>
        </table:table-row>
        <table:table-row table:style-name="ro1">
          <table:table-cell office:value-type="string" calcext:value-type="string">
            <text:p>dc.Creator</text:p>
          </table:table-cell>
          <table:table-cell table:formula="of:=IF(AND([.C7] &lt;&gt; &quot;&quot;; [.C7] = [.D7]; [.C7] = [.E7]; [.C7] = [.F7]); [.C7]; &quot;&quot;)" office:value-type="string" office:string-value="* Auteur" calcext:value-type="string">
            <text:p>* Auteur</text:p>
          </table:table-cell>
          <table:table-cell table:style-name="ce5" office:value-type="string" calcext:value-type="string">
            <text:p><text:span text:style-name="T2">* </text:span>Auteur</text:p>
          </table:table-cell>
          <table:table-cell table:style-name="ce5" office:value-type="string" calcext:value-type="string">
            <text:p><text:span text:style-name="T2">* </text:span>Auteur</text:p>
          </table:table-cell>
          <table:table-cell table:style-name="ce5" office:value-type="string" calcext:value-type="string">
            <text:p><text:span text:style-name="T2">* </text:span>Auteur</text:p>
          </table:table-cell>
          <table:table-cell table:style-name="ce5" office:value-type="string" calcext:value-type="string">
            <text:p><text:span text:style-name="T2">* </text:span>Auteur</text:p>
          </table:table-cell>
        </table:table-row>
        <table:table-row table:style-name="ro1">
          <table:table-cell office:value-type="string" calcext:value-type="string">
            <text:p>dc.Date^created</text:p>
          </table:table-cell>
          <table:table-cell table:formula="of:=IF(AND([.C8] &lt;&gt; &quot;&quot;; [.C8] = [.D8]; [.C8] = [.E8]; [.C8] = [.F8]); [.C8]; &quot;&quot;)" office:value-type="string" office:string-value="- Date de création" calcext:value-type="string">
            <text:p>- Date de création</text:p>
          </table:table-cell>
          <table:table-cell office:value-type="string" calcext:value-type="string">
            <text:p><text:span text:style-name="T4">- </text:span>Date de création</text:p>
          </table:table-cell>
          <table:table-cell office:value-type="string" calcext:value-type="string">
            <text:p><text:span text:style-name="T4">- </text:span>Date de création</text:p>
          </table:table-cell>
          <table:table-cell office:value-type="string" calcext:value-type="string">
            <text:p><text:span text:style-name="T4">- </text:span>Date de création</text:p>
          </table:table-cell>
          <table:table-cell office:value-type="string" calcext:value-type="string">
            <text:p><text:span text:style-name="T4">- </text:span>Date de création</text:p>
          </table:table-cell>
        </table:table-row>
        <table:table-row table:style-name="ro1">
          <table:table-cell office:value-type="string" calcext:value-type="string">
            <text:p>dc.Date^issued</text:p>
          </table:table-cell>
          <table:table-cell table:formula="of:=IF(AND([.C9] &lt;&gt; &quot;&quot;; [.C9] = [.D9]; [.C9] = [.E9]; [.C9] = [.F9]); [.C9]; &quot;&quot;)" office:value-type="string" office:string-value="- Date de parution" calcext:value-type="string">
            <text:p>- Date de parution</text:p>
          </table:table-cell>
          <table:table-cell office:value-type="string" calcext:value-type="string">
            <text:p><text:span text:style-name="T4">- </text:span>Date de parution</text:p>
          </table:table-cell>
          <table:table-cell office:value-type="string" calcext:value-type="string">
            <text:p><text:span text:style-name="T4">- </text:span>Date de parution</text:p>
          </table:table-cell>
          <table:table-cell office:value-type="string" calcext:value-type="string">
            <text:p><text:span text:style-name="T4">- </text:span>Date de parution</text:p>
          </table:table-cell>
          <table:table-cell office:value-type="string" calcext:value-type="string">
            <text:p><text:span text:style-name="T4">- </text:span>Date de parution</text:p>
          </table:table-cell>
        </table:table-row>
        <table:table-row table:style-name="ro1">
          <table:table-cell office:value-type="string" calcext:value-type="string">
            <text:p>dc.Date^valid</text:p>
          </table:table-cell>
          <table:table-cell table:formula="of:=IF(AND([.C10] &lt;&gt; &quot;&quot;; [.C10] = [.D10]; [.C10] = [.E10]; [.C10] = [.F10]); [.C10]; &quot;&quot;)" office:value-type="string" office:string-value="- Date de validation" calcext:value-type="string">
            <text:p>- Date de validation</text:p>
          </table:table-cell>
          <table:table-cell office:value-type="string" calcext:value-type="string">
            <text:p><text:span text:style-name="T4">- </text:span>Date de validation</text:p>
          </table:table-cell>
          <table:table-cell office:value-type="string" calcext:value-type="string">
            <text:p><text:span text:style-name="T4">- </text:span>Date de validation</text:p>
          </table:table-cell>
          <table:table-cell office:value-type="string" calcext:value-type="string">
            <text:p><text:span text:style-name="T4">- </text:span>Date de validation</text:p>
          </table:table-cell>
          <table:table-cell office:value-type="string" calcext:value-type="string">
            <text:p><text:span text:style-name="T4">- </text:span>Date de validation</text:p>
          </table:table-cell>
        </table:table-row>
        <table:table-row table:style-name="ro1">
          <table:table-cell office:value-type="string" calcext:value-type="string">
            <text:p>dc.Description</text:p>
          </table:table-cell>
          <table:table-cell table:formula="of:=IF(AND([.C11] &lt;&gt; &quot;&quot;; [.C11] = [.D11]; [.C11] = [.E11]; [.C11] = [.F11]); [.C11]; &quot;&quot;)">
            <text:p/>
          </table:table-cell>
          <table:table-cell office:value-type="string" calcext:value-type="string">
            <text:p><text:span text:style-name="T4">- </text:span>Description</text:p>
          </table:table-cell>
          <table:table-cell table:style-name="ce8" office:value-type="string" calcext:value-type="string">
            <text:p><text:span text:style-name="T5">+ </text:span>Description</text:p>
          </table:table-cell>
          <table:table-cell table:style-name="ce8" office:value-type="string" calcext:value-type="string">
            <text:p>+ Description</text:p>
          </table:table-cell>
          <table:table-cell office:value-type="string" calcext:value-type="string">
            <text:p><text:span text:style-name="T4">- </text:span>Description</text:p>
          </table:table-cell>
        </table:table-row>
        <table:table-row table:style-name="ro1">
          <table:table-cell office:value-type="string" calcext:value-type="string">
            <text:p>dc.Description^abstract</text:p>
          </table:table-cell>
          <table:table-cell table:formula="of:=IF(AND([.C12] &lt;&gt; &quot;&quot;; [.C12] = [.D12]; [.C12] = [.E12]; [.C12] = [.F12]); [.C12]; &quot;&quot;)">
            <text:p/>
          </table:table-cell>
          <table:table-cell table:style-name="ce8" office:value-type="string" calcext:value-type="string">
            <text:p><text:span text:style-name="T5">+ </text:span>Résumé</text:p>
          </table:table-cell>
          <table:table-cell office:value-type="string" calcext:value-type="string">
            <text:p><text:span text:style-name="T4">- </text:span>Résumé</text:p>
          </table:table-cell>
          <table:table-cell office:value-type="string" calcext:value-type="string">
            <text:p><text:span text:style-name="T4">- </text:span>Résumé</text:p>
          </table:table-cell>
          <table:table-cell table:style-name="ce8" office:value-type="string" calcext:value-type="string">
            <text:p><text:span text:style-name="T5">+ </text:span>Résumé</text:p>
          </table:table-cell>
        </table:table-row>
        <table:table-row table:style-name="ro1">
          <table:table-cell office:value-type="string" calcext:value-type="string">
            <text:p>dc.Description^tableOfContents</text:p>
          </table:table-cell>
          <table:table-cell table:formula="of:=IF(AND([.C13] &lt;&gt; &quot;&quot;; [.C13] = [.D13]; [.C13] = [.E13]; [.C13] = [.F13]); [.C13]; &quot;&quot;)" office:value-type="string" office:string-value="- Table des matières" calcext:value-type="string">
            <text:p>- Table des matières</text:p>
          </table:table-cell>
          <table:table-cell office:value-type="string" calcext:value-type="string">
            <text:p><text:span text:style-name="T4">- </text:span>Table des matières</text:p>
          </table:table-cell>
          <table:table-cell office:value-type="string" calcext:value-type="string">
            <text:p><text:span text:style-name="T4">- </text:span>Table des matières</text:p>
          </table:table-cell>
          <table:table-cell office:value-type="string" calcext:value-type="string">
            <text:p><text:span text:style-name="T4">- </text:span>Table des matières</text:p>
          </table:table-cell>
          <table:table-cell office:value-type="string" calcext:value-type="string">
            <text:p><text:span text:style-name="T4">- </text:span>Table des matières</text:p>
          </table:table-cell>
        </table:table-row>
        <table:table-row table:style-name="ro1">
          <table:table-cell office:value-type="string" calcext:value-type="string">
            <text:p>dc.Format</text:p>
          </table:table-cell>
          <table:table-cell table:formula="of:=IF(AND([.C14] &lt;&gt; &quot;&quot;; [.C14] = [.D14]; [.C14] = [.E14]; [.C14] = [.F14]); [.C14]; &quot;&quot;)" office:value-type="string" office:string-value="+ Format" calcext:value-type="string">
            <text:p>+ Format</text:p>
          </table:table-cell>
          <table:table-cell table:style-name="ce8" office:value-type="string" calcext:value-type="string">
            <text:p><text:span text:style-name="T5">+ </text:span>Format</text:p>
          </table:table-cell>
          <table:table-cell table:style-name="ce8" office:value-type="string" calcext:value-type="string">
            <text:p><text:span text:style-name="T5">+ </text:span>Format</text:p>
          </table:table-cell>
          <table:table-cell table:style-name="ce8" office:value-type="string" calcext:value-type="string">
            <text:p><text:span text:style-name="T5">+ </text:span>Format</text:p>
          </table:table-cell>
          <table:table-cell table:style-name="ce8" office:value-type="string" calcext:value-type="string">
            <text:p><text:span text:style-name="T5">+ </text:span>Format</text:p>
          </table:table-cell>
        </table:table-row>
        <table:table-row table:style-name="ro1">
          <table:table-cell office:value-type="string" calcext:value-type="string">
            <text:p>dc.Identifier</text:p>
          </table:table-cell>
          <table:table-cell table:formula="of:=IF(AND([.C15] &lt;&gt; &quot;&quot;; [.C15] = [.D15]; [.C15] = [.E15]; [.C15] = [.F15]); [.C15]; &quot;&quot;)" office:value-type="string" office:string-value="+ Identifiant" calcext:value-type="string">
            <text:p>+ Identifiant</text:p>
          </table:table-cell>
          <table:table-cell table:style-name="ce8" office:value-type="string" calcext:value-type="string">
            <text:p><text:span text:style-name="T5">+ </text:span>Identifiant</text:p>
          </table:table-cell>
          <table:table-cell table:style-name="ce8" office:value-type="string" calcext:value-type="string">
            <text:p><text:span text:style-name="T5">+ </text:span>Identifiant</text:p>
          </table:table-cell>
          <table:table-cell table:style-name="ce8" office:value-type="string" calcext:value-type="string">
            <text:p><text:span text:style-name="T5">+ </text:span>Identifiant</text:p>
          </table:table-cell>
          <table:table-cell table:style-name="ce8" office:value-type="string" calcext:value-type="string">
            <text:p><text:span text:style-name="T5">+ </text:span>Identifiant</text:p>
          </table:table-cell>
        </table:table-row>
        <table:table-row table:style-name="ro1">
          <table:table-cell office:value-type="string" calcext:value-type="string">
            <text:p>dc.Language</text:p>
          </table:table-cell>
          <table:table-cell table:formula="of:=IF(AND([.C16] &lt;&gt; &quot;&quot;; [.C16] = [.D16]; [.C16] = [.E16]; [.C16] = [.F16]); [.C16]; &quot;&quot;)" office:value-type="string" office:string-value="* Langue" calcext:value-type="string">
            <text:p>* Langue</text:p>
          </table:table-cell>
          <table:table-cell table:style-name="ce5" office:value-type="string" calcext:value-type="string">
            <text:p><text:span text:style-name="T2">* </text:span>Langue</text:p>
          </table:table-cell>
          <table:table-cell table:style-name="ce5" office:value-type="string" calcext:value-type="string">
            <text:p><text:span text:style-name="T2">* </text:span>Langue</text:p>
          </table:table-cell>
          <table:table-cell table:style-name="ce5" office:value-type="string" calcext:value-type="string">
            <text:p><text:span text:style-name="T2">* </text:span>Langue</text:p>
          </table:table-cell>
          <table:table-cell table:style-name="ce5" office:value-type="string" calcext:value-type="string">
            <text:p><text:span text:style-name="T2">* </text:span>Langue</text:p>
          </table:table-cell>
        </table:table-row>
        <table:table-row table:style-name="ro1">
          <table:table-cell office:value-type="string" calcext:value-type="string">
            <text:p>dc.Publisher</text:p>
          </table:table-cell>
          <table:table-cell table:formula="of:=IF(AND([.C17] &lt;&gt; &quot;&quot;; [.C17] = [.D17]; [.C17] = [.E17]; [.C17] = [.F17]); [.C17]; &quot;&quot;)">
            <text:p/>
          </table:table-cell>
          <table:table-cell table:style-name="ce5" office:value-type="string" calcext:value-type="string">
            <text:p><text:span text:style-name="T2">* </text:span>Editeur</text:p>
          </table:table-cell>
          <table:table-cell office:value-type="string" calcext:value-type="string">
            <text:p><text:span text:style-name="T4">- </text:span>Editeur</text:p>
          </table:table-cell>
          <table:table-cell table:style-name="ce5" office:value-type="string" calcext:value-type="string">
            <text:p><text:span text:style-name="T2">* </text:span>Editeur</text:p>
          </table:table-cell>
          <table:table-cell table:style-name="ce14" office:value-type="string" calcext:value-type="string">
            <text:p>? Editeur</text:p>
          </table:table-cell>
        </table:table-row>
        <table:table-row table:style-name="ro1">
          <table:table-cell office:value-type="string" calcext:value-type="string">
            <text:p>dc.Relation</text:p>
          </table:table-cell>
          <table:table-cell table:formula="of:=IF(AND([.C18] &lt;&gt; &quot;&quot;; [.C18] = [.D18]; [.C18] = [.E18]; [.C18] = [.F18]); [.C18]; &quot;&quot;)">
            <text:p/>
          </table:table-cell>
          <table:table-cell table:style-name="ce8" office:value-type="string" calcext:value-type="string">
            <text:p><text:span text:style-name="T5">+ </text:span>Relation (document)</text:p>
          </table:table-cell>
          <table:table-cell office:value-type="string" calcext:value-type="string">
            <text:p><text:span text:style-name="T4">- </text:span>Relation (document)</text:p>
          </table:table-cell>
          <table:table-cell office:value-type="string" calcext:value-type="string">
            <text:p><text:span text:style-name="T4">- </text:span>Relation (document)</text:p>
          </table:table-cell>
          <table:table-cell office:value-type="string" calcext:value-type="string">
            <text:p><text:span text:style-name="T4">- </text:span>Relation (document)</text:p>
          </table:table-cell>
        </table:table-row>
        <table:table-row table:style-name="ro1">
          <table:table-cell office:value-type="string" calcext:value-type="string">
            <text:p>dc.Relation^hasPart</text:p>
          </table:table-cell>
          <table:table-cell table:formula="of:=IF(AND([.C19] &lt;&gt; &quot;&quot;; [.C19] = [.D19]; [.C19] = [.E19]; [.C19] = [.F19]); [.C19]; &quot;&quot;)">
            <text:p/>
          </table:table-cell>
          <table:table-cell office:value-type="string" calcext:value-type="string">
            <text:p><text:span text:style-name="T4">- </text:span>Est constitué de</text:p>
          </table:table-cell>
          <table:table-cell office:value-type="string" calcext:value-type="string">
            <text:p><text:span text:style-name="T4">- </text:span>Est constitué de</text:p>
          </table:table-cell>
          <table:table-cell office:value-type="string" calcext:value-type="string">
            <text:p><text:span text:style-name="T4">- </text:span>Est constitué de</text:p>
          </table:table-cell>
          <table:table-cell table:style-name="ce14" office:value-type="string" calcext:value-type="string">
            <text:p><text:span text:style-name="T1">? </text:span>Est constitué de</text:p>
          </table:table-cell>
        </table:table-row>
        <table:table-row table:style-name="ro1">
          <table:table-cell office:value-type="string" calcext:value-type="string">
            <text:p>dc.Relation^isFormatOf</text:p>
          </table:table-cell>
          <table:table-cell table:formula="of:=IF(AND([.C20] &lt;&gt; &quot;&quot;; [.C20] = [.D20]; [.C20] = [.E20]; [.C20] = [.F20]); [.C20]; &quot;&quot;)" office:value-type="string" office:string-value="- Est un format de" calcext:value-type="string">
            <text:p>- Est un format de</text:p>
          </table:table-cell>
          <table:table-cell office:value-type="string" calcext:value-type="string">
            <text:p><text:span text:style-name="T4">- </text:span>Est un format de</text:p>
          </table:table-cell>
          <table:table-cell office:value-type="string" calcext:value-type="string">
            <text:p><text:span text:style-name="T4">- </text:span>Est un format de</text:p>
          </table:table-cell>
          <table:table-cell office:value-type="string" calcext:value-type="string">
            <text:p><text:span text:style-name="T4">- </text:span>Est un format de</text:p>
          </table:table-cell>
          <table:table-cell office:value-type="string" calcext:value-type="string">
            <text:p><text:span text:style-name="T4">- </text:span>Est un format de</text:p>
          </table:table-cell>
        </table:table-row>
        <table:table-row table:style-name="ro1">
          <table:table-cell office:value-type="string" calcext:value-type="string">
            <text:p>dc.Relation^isPartOf</text:p>
          </table:table-cell>
          <table:table-cell table:formula="of:=IF(AND([.C21] &lt;&gt; &quot;&quot;; [.C21] = [.D21]; [.C21] = [.E21]; [.C21] = [.F21]); [.C21]; &quot;&quot;)">
            <text:p/>
          </table:table-cell>
          <table:table-cell table:style-name="ce5" office:value-type="string" calcext:value-type="string">
            <text:p><text:span text:style-name="T2">* </text:span>Fait partie de</text:p>
          </table:table-cell>
          <table:table-cell table:style-name="ce5" office:value-type="string" calcext:value-type="string">
            <text:p><text:span text:style-name="T2">* </text:span>Fait partie de</text:p>
          </table:table-cell>
          <table:table-cell table:style-name="ce8" office:value-type="string" calcext:value-type="string">
            <text:p><text:span text:style-name="T5">+ </text:span>Fait partie de</text:p>
          </table:table-cell>
          <table:table-cell table:style-name="ce14" office:value-type="string" calcext:value-type="string">
            <text:p><text:span text:style-name="T1">? </text:span>Fait partie de</text:p>
          </table:table-cell>
        </table:table-row>
        <table:table-row table:style-name="ro1">
          <table:table-cell office:value-type="string" calcext:value-type="string">
            <text:p>dc.Relation^isVersionOf</text:p>
          </table:table-cell>
          <table:table-cell table:formula="of:=IF(AND([.C22] &lt;&gt; &quot;&quot;; [.C22] = [.D22]; [.C22] = [.E22]; [.C22] = [.F22]); [.C22]; &quot;&quot;)" office:value-type="string" office:string-value="- Est une version de" calcext:value-type="string">
            <text:p>- Est une version de</text:p>
          </table:table-cell>
          <table:table-cell office:value-type="string" calcext:value-type="string">
            <text:p><text:span text:style-name="T4">- </text:span>Est une version de</text:p>
          </table:table-cell>
          <table:table-cell office:value-type="string" calcext:value-type="string">
            <text:p><text:span text:style-name="T4">- </text:span>Est une version de</text:p>
          </table:table-cell>
          <table:table-cell office:value-type="string" calcext:value-type="string">
            <text:p><text:span text:style-name="T4">- </text:span>Est une version de</text:p>
          </table:table-cell>
          <table:table-cell office:value-type="string" calcext:value-type="string">
            <text:p><text:span text:style-name="T4">- </text:span>Est une version de</text:p>
          </table:table-cell>
        </table:table-row>
        <table:table-row table:style-name="ro1">
          <table:table-cell office:value-type="string" calcext:value-type="string">
            <text:p>dc.Relation^references</text:p>
          </table:table-cell>
          <table:table-cell table:formula="of:=IF(AND([.C23] &lt;&gt; &quot;&quot;; [.C23] = [.D23]; [.C23] = [.E23]; [.C23] = [.F23]); [.C23]; &quot;&quot;)" office:value-type="string" office:string-value="- Référence liée" calcext:value-type="string">
            <text:p>- Référence liée</text:p>
          </table:table-cell>
          <table:table-cell office:value-type="string" calcext:value-type="string">
            <text:p><text:span text:style-name="T4">- </text:span>Référence liée</text:p>
          </table:table-cell>
          <table:table-cell office:value-type="string" calcext:value-type="string">
            <text:p><text:span text:style-name="T4">- </text:span>Référence liée</text:p>
          </table:table-cell>
          <table:table-cell office:value-type="string" calcext:value-type="string">
            <text:p><text:span text:style-name="T4">- </text:span>Référence liée</text:p>
          </table:table-cell>
          <table:table-cell office:value-type="string" calcext:value-type="string">
            <text:p><text:span text:style-name="T4">- </text:span>Référence liée</text:p>
          </table:table-cell>
        </table:table-row>
        <table:table-row table:style-name="ro1">
          <table:table-cell office:value-type="string" calcext:value-type="string">
            <text:p>dc.Relation^requires</text:p>
          </table:table-cell>
          <table:table-cell table:formula="of:=IF(AND([.C24] &lt;&gt; &quot;&quot;; [.C24] = [.D24]; [.C24] = [.E24]; [.C24] = [.F24]); [.C24]; &quot;&quot;)" office:value-type="string" office:string-value="- Requiert" calcext:value-type="string">
            <text:p>- Requiert</text:p>
          </table:table-cell>
          <table:table-cell office:value-type="string" calcext:value-type="string">
            <text:p><text:span text:style-name="T4">- </text:span>Requiert</text:p>
          </table:table-cell>
          <table:table-cell office:value-type="string" calcext:value-type="string">
            <text:p><text:span text:style-name="T4">- </text:span>Requiert</text:p>
          </table:table-cell>
          <table:table-cell office:value-type="string" calcext:value-type="string">
            <text:p><text:span text:style-name="T4">- </text:span>Requiert</text:p>
          </table:table-cell>
          <table:table-cell office:value-type="string" calcext:value-type="string">
            <text:p><text:span text:style-name="T4">- </text:span>Requiert</text:p>
          </table:table-cell>
        </table:table-row>
        <table:table-row table:style-name="ro1">
          <table:table-cell office:value-type="string" calcext:value-type="string">
            <text:p>dc.Rights</text:p>
          </table:table-cell>
          <table:table-cell office:value-type="string" calcext:value-type="string">
            <text:p>* Droits</text:p>
          </table:table-cell>
          <table:table-cell table:style-name="ce5" office:value-type="string" calcext:value-type="string">
            <text:p><text:span text:style-name="T2">* </text:span>Droits</text:p>
          </table:table-cell>
          <table:table-cell table:style-name="ce5" office:value-type="string" calcext:value-type="string">
            <text:p><text:span text:style-name="T2">* </text:span>Droits</text:p>
          </table:table-cell>
          <table:table-cell table:style-name="ce5" office:value-type="string" calcext:value-type="string">
            <text:p><text:span text:style-name="T2">* </text:span>Droits</text:p>
          </table:table-cell>
          <table:table-cell table:style-name="ce5" office:value-type="string" calcext:value-type="string">
            <text:p><text:span text:style-name="T2">* </text:span>Droits</text:p>
          </table:table-cell>
        </table:table-row>
        <table:table-row table:style-name="ro1">
          <table:table-cell office:value-type="string" calcext:value-type="string">
            <text:p>dc.Source</text:p>
          </table:table-cell>
          <table:table-cell table:formula="of:=IF(AND([.C26] &lt;&gt; &quot;&quot;; [.C26] = [.D26]; [.C26] = [.E26]; [.C26] = [.F26]); [.C26]; &quot;&quot;)" office:value-type="string" office:string-value="- Source" calcext:value-type="string">
            <text:p>- Source</text:p>
          </table:table-cell>
          <table:table-cell office:value-type="string" calcext:value-type="string">
            <text:p><text:span text:style-name="T4">- </text:span>Source</text:p>
          </table:table-cell>
          <table:table-cell office:value-type="string" calcext:value-type="string">
            <text:p><text:span text:style-name="T4">- </text:span>Source</text:p>
          </table:table-cell>
          <table:table-cell office:value-type="string" calcext:value-type="string">
            <text:p><text:span text:style-name="T4">- </text:span>Source</text:p>
          </table:table-cell>
          <table:table-cell office:value-type="string" calcext:value-type="string">
            <text:p><text:span text:style-name="T4">- </text:span>Source</text:p>
          </table:table-cell>
        </table:table-row>
        <table:table-row table:style-name="ro1">
          <table:table-cell office:value-type="string" calcext:value-type="string">
            <text:p>dc.Subject</text:p>
          </table:table-cell>
          <table:table-cell table:formula="of:=IF(AND([.C27] &lt;&gt; &quot;&quot;; [.C27] = [.D27]; [.C27] = [.E27]; [.C27] = [.F27]); [.C27]; &quot;&quot;)" office:value-type="string" office:string-value="* Mot-clé" calcext:value-type="string">
            <text:p>* Mot-clé</text:p>
          </table:table-cell>
          <table:table-cell table:style-name="ce5" office:value-type="string" calcext:value-type="string">
            <text:p><text:span text:style-name="T2">* </text:span>Mot-clé</text:p>
          </table:table-cell>
          <table:table-cell table:style-name="ce5" office:value-type="string" calcext:value-type="string">
            <text:p><text:span text:style-name="T2">* </text:span>Mot-clé</text:p>
          </table:table-cell>
          <table:table-cell table:style-name="ce5" office:value-type="string" calcext:value-type="string">
            <text:p><text:span text:style-name="T2">* </text:span>Mot-clé</text:p>
          </table:table-cell>
          <table:table-cell table:style-name="ce5" office:value-type="string" calcext:value-type="string">
            <text:p><text:span text:style-name="T2">* </text:span>Mot-clé</text:p>
          </table:table-cell>
        </table:table-row>
        <table:table-row table:style-name="ro1">
          <table:table-cell office:value-type="string" calcext:value-type="string">
            <text:p>dc.Title</text:p>
          </table:table-cell>
          <table:table-cell table:formula="of:=IF(AND([.C28] &lt;&gt; &quot;&quot;; [.C28] = [.D28]; [.C28] = [.E28]; [.C28] = [.F28]); [.C28]; &quot;&quot;)">
            <text:p/>
          </table:table-cell>
          <table:table-cell table:style-name="ce8" office:value-type="string" calcext:value-type="string">
            <text:p><text:span text:style-name="T5">+ </text:span>Titre</text:p>
          </table:table-cell>
          <table:table-cell table:style-name="ce26" office:value-type="string" calcext:value-type="string">
            <text:p>* Titre</text:p>
          </table:table-cell>
          <table:table-cell table:style-name="ce8" office:value-type="string" calcext:value-type="string">
            <text:p><text:span text:style-name="T5">+ </text:span>Titre</text:p>
          </table:table-cell>
          <table:table-cell table:style-name="ce8" office:value-type="string" calcext:value-type="string">
            <text:p><text:span text:style-name="T5">+ </text:span>Titre</text:p>
          </table:table-cell>
        </table:table-row>
        <table:table-row table:style-name="ro1">
          <table:table-cell office:value-type="string" calcext:value-type="string">
            <text:p>dc.Title^alternative</text:p>
          </table:table-cell>
          <table:table-cell table:formula="of:=IF(AND([.C29] &lt;&gt; &quot;&quot;; [.C29] = [.D29]; [.C29] = [.E29]; [.C29] = [.F29]); [.C29]; &quot;&quot;)">
            <text:p/>
          </table:table-cell>
          <table:table-cell office:value-type="string" calcext:value-type="string">
            <text:p><text:span text:style-name="T4">- </text:span>Autre forme du titre</text:p>
          </table:table-cell>
          <table:table-cell table:style-name="ce8" office:value-type="string" calcext:value-type="string">
            <text:p><text:span text:style-name="T5">+ </text:span>Autre forme du titre</text:p>
          </table:table-cell>
          <table:table-cell office:value-type="string" calcext:value-type="string">
            <text:p><text:span text:style-name="T4">- </text:span>Autre forme du titre</text:p>
          </table:table-cell>
          <table:table-cell office:value-type="string" calcext:value-type="string">
            <text:p><text:span text:style-name="T4">- </text:span>Autre forme du titre</text:p>
          </table:table-cell>
        </table:table-row>
        <table:table-row table:style-name="ro1">
          <table:table-cell table:style-name="ce4" office:value-type="string" calcext:value-type="string">
            <text:p>dc.Type</text:p>
          </table:table-cell>
          <table:table-cell table:formula="of:=IF(AND([.C30] &lt;&gt; &quot;&quot;; [.C30] = [.D30]; [.C30] = [.E30]; [.C30] = [.F30]); [.C30]; &quot;&quot;)" office:value-type="string" office:string-value="- Type" calcext:value-type="string">
            <text:p>- Type</text:p>
          </table:table-cell>
          <table:table-cell table:style-name="ce10" office:value-type="string" calcext:value-type="string">
            <text:p><text:span text:style-name="T6">- </text:span>Type</text:p>
          </table:table-cell>
          <table:table-cell table:style-name="ce10" office:value-type="string" calcext:value-type="string">
            <text:p><text:span text:style-name="T5">- </text:span>Type</text:p>
          </table:table-cell>
          <table:table-cell table:style-name="ce10" office:value-type="string" calcext:value-type="string">
            <text:p><text:span text:style-name="T5">- </text:span>Type</text:p>
          </table:table-cell>
          <table:table-cell table:style-name="ce10" office:value-type="string" calcext:value-type="string">
            <text:p><text:span text:style-name="T5">- </text:span>Type</text:p>
          </table:table-cell>
        </table:table-row>
        <table:table-row table:style-name="ro1">
          <table:table-cell office:value-type="string" calcext:value-type="string">
            <text:p>man.archive</text:p>
          </table:table-cell>
          <table:table-cell table:formula="of:=IF(AND([.C31] &lt;&gt; &quot;&quot;; [.C31] = [.D31]; [.C31] = [.E31]; [.C31] = [.F31]); [.C31]; &quot;&quot;)" office:value-type="string" office:string-value="- Vient d'une archive" calcext:value-type="string">
            <text:p>- Vient d'une archive</text:p>
          </table:table-cell>
          <table:table-cell office:value-type="string" calcext:value-type="string">
            <text:p><text:span text:style-name="T4">- </text:span>Vient d'une archive</text:p>
          </table:table-cell>
          <table:table-cell table:number-columns-repeated="3" office:value-type="string" calcext:value-type="string">
            <text:p>- Vient d'une archive</text:p>
          </table:table-cell>
        </table:table-row>
        <table:table-row table:style-name="ro1">
          <table:table-cell office:value-type="string" calcext:value-type="string">
            <text:p>man.autre-lieu</text:p>
          </table:table-cell>
          <table:table-cell table:formula="of:=IF(AND([.C32] &lt;&gt; &quot;&quot;; [.C32] = [.D32]; [.C32] = [.E32]; [.C32] = [.F32]); [.C32]; &quot;&quot;)" office:value-type="string" office:string-value="* Sujet géographique" calcext:value-type="string">
            <text:p>* Sujet géographique</text:p>
          </table:table-cell>
          <table:table-cell table:style-name="ce5" office:value-type="string" calcext:value-type="string">
            <text:p><text:span text:style-name="T2">* </text:span>Sujet géographique</text:p>
          </table:table-cell>
          <table:table-cell table:style-name="ce5" office:value-type="string" calcext:value-type="string">
            <text:p><text:span text:style-name="T2">* </text:span>Sujet géographique</text:p>
          </table:table-cell>
          <table:table-cell table:style-name="ce5" office:value-type="string" calcext:value-type="string">
            <text:p><text:span text:style-name="T2">* </text:span>Sujet géographique</text:p>
          </table:table-cell>
          <table:table-cell table:style-name="ce5" office:value-type="string" calcext:value-type="string">
            <text:p><text:span text:style-name="T2">* </text:span>Sujet géographique</text:p>
          </table:table-cell>
        </table:table-row>
        <table:table-row table:style-name="ro1">
          <table:table-cell office:value-type="string" calcext:value-type="string">
            <text:p>man.catalogue</text:p>
          </table:table-cell>
          <table:table-cell table:formula="of:=IF(AND([.C33] &lt;&gt; &quot;&quot;; [.C33] = [.D33]; [.C33] = [.E33]; [.C33] = [.F33]); [.C33]; &quot;&quot;)">
            <text:p/>
          </table:table-cell>
          <table:table-cell office:value-type="string" calcext:value-type="string">
            <text:p><text:span text:style-name="T4">- </text:span>Lien vers la notice</text:p>
          </table:table-cell>
          <table:table-cell office:value-type="string" calcext:value-type="string">
            <text:p><text:span text:style-name="T4">- </text:span>Lien vers la notice</text:p>
          </table:table-cell>
          <table:table-cell table:style-name="ce8" office:value-type="string" calcext:value-type="string">
            <text:p><text:span text:style-name="T5">+ </text:span>Lien vers la notice</text:p>
          </table:table-cell>
          <table:table-cell office:value-type="string" calcext:value-type="string">
            <text:p><text:span text:style-name="T4">- </text:span>Lien vers la notice</text:p>
          </table:table-cell>
        </table:table-row>
        <table:table-row table:style-name="ro1">
          <table:table-cell office:value-type="string" calcext:value-type="string">
            <text:p>man.config-id</text:p>
          </table:table-cell>
          <table:table-cell table:formula="of:=IF(AND([.C34] &lt;&gt; &quot;&quot;; [.C34] = [.D34]; [.C34] = [.E34]; [.C34] = [.F34]); [.C34]; &quot;&quot;)">
            <text:p/>
          </table:table-cell>
          <table:table-cell table:style-name="ce7" table:number-columns-repeated="2"/>
          <table:table-cell office:value-type="string" calcext:value-type="string">
            <text:p><text:span text:style-name="T4">- </text:span>Identifiant Issuu</text:p>
          </table:table-cell>
          <table:table-cell office:value-type="string" calcext:value-type="string">
            <text:p><text:span text:style-name="T4">- </text:span>Identifiant Issuu</text:p>
          </table:table-cell>
        </table:table-row>
        <table:table-row table:style-name="ro1">
          <table:table-cell office:value-type="string" calcext:value-type="string">
            <text:p>man.date</text:p>
          </table:table-cell>
          <table:table-cell table:formula="of:=IF(AND([.C35] &lt;&gt; &quot;&quot;; [.C35] = [.D35]; [.C35] = [.E35]; [.C35] = [.F35]); [.C35]; &quot;&quot;)" office:value-type="string" office:string-value="+ Date" calcext:value-type="string">
            <text:p>+ Date</text:p>
          </table:table-cell>
          <table:table-cell table:style-name="ce8" office:value-type="string" calcext:value-type="string">
            <text:p><text:span text:style-name="T5">+ </text:span>Date</text:p>
          </table:table-cell>
          <table:table-cell table:style-name="ce8" office:value-type="string" calcext:value-type="string">
            <text:p><text:span text:style-name="T5">+ </text:span>Date</text:p>
          </table:table-cell>
          <table:table-cell table:style-name="ce8" office:value-type="string" calcext:value-type="string">
            <text:p><text:span text:style-name="T5">+ </text:span>Date</text:p>
          </table:table-cell>
          <table:table-cell table:style-name="ce8" office:value-type="string" calcext:value-type="string">
            <text:p><text:span text:style-name="T5">+ </text:span>Date</text:p>
          </table:table-cell>
        </table:table-row>
        <table:table-row table:style-name="ro1">
          <table:table-cell office:value-type="string" calcext:value-type="string">
            <text:p>man.dewey</text:p>
          </table:table-cell>
          <table:table-cell table:formula="of:=IF(AND([.C36] &lt;&gt; &quot;&quot;; [.C36] = [.D36]; [.C36] = [.E36]; [.C36] = [.F36]); [.C36]; &quot;&quot;)" office:value-type="string" office:string-value="* Indice Dewey" calcext:value-type="string">
            <text:p>* Indice Dewey</text:p>
          </table:table-cell>
          <table:table-cell table:style-name="ce5" office:value-type="string" calcext:value-type="string">
            <text:p><text:span text:style-name="T2">* </text:span>Indice Dewey</text:p>
          </table:table-cell>
          <table:table-cell table:style-name="ce5" office:value-type="string" calcext:value-type="string">
            <text:p><text:span text:style-name="T2">* </text:span>Indice Dewey</text:p>
          </table:table-cell>
          <table:table-cell table:style-name="ce5" office:value-type="string" calcext:value-type="string">
            <text:p><text:span text:style-name="T2">* </text:span>Indice Dewey</text:p>
          </table:table-cell>
          <table:table-cell table:style-name="ce5" office:value-type="string" calcext:value-type="string">
            <text:p><text:span text:style-name="T2">* </text:span>Indice Dewey</text:p>
          </table:table-cell>
        </table:table-row>
        <table:table-row table:style-name="ro1">
          <table:table-cell office:value-type="string" calcext:value-type="string">
            <text:p>man.docname</text:p>
          </table:table-cell>
          <table:table-cell table:formula="of:=IF(AND([.C37] &lt;&gt; &quot;&quot;; [.C37] = [.D37]; [.C37] = [.E37]; [.C37] = [.F37]); [.C37]; &quot;&quot;)">
            <text:p/>
          </table:table-cell>
          <table:table-cell table:style-name="ce7" table:number-columns-repeated="2"/>
          <table:table-cell office:value-type="string" calcext:value-type="string">
            <text:p><text:span text:style-name="T4">- </text:span>Nom du fichier Issuu</text:p>
          </table:table-cell>
          <table:table-cell office:value-type="string" calcext:value-type="string">
            <text:p><text:span text:style-name="T4">- </text:span>Nom du fichier Issuu</text:p>
          </table:table-cell>
        </table:table-row>
        <table:table-row table:style-name="ro1">
          <table:table-cell office:value-type="string" calcext:value-type="string">
            <text:p>man.etabl</text:p>
          </table:table-cell>
          <table:table-cell table:formula="of:=IF(AND([.C38] &lt;&gt; &quot;&quot;; [.C38] = [.D38]; [.C38] = [.E38]; [.C38] = [.F38]); [.C38]; &quot;&quot;)" office:value-type="string" office:string-value="* Etablissement" calcext:value-type="string">
            <text:p>* Etablissement</text:p>
          </table:table-cell>
          <table:table-cell table:style-name="ce20" office:value-type="string" calcext:value-type="string">
            <text:p><text:span text:style-name="T1">* </text:span>Etablissement</text:p>
          </table:table-cell>
          <table:table-cell table:style-name="ce20" office:value-type="string" calcext:value-type="string">
            <text:p><text:span text:style-name="T1">* </text:span>Etablissement</text:p>
          </table:table-cell>
          <table:table-cell table:style-name="ce20" office:value-type="string" calcext:value-type="string">
            <text:p><text:span text:style-name="T1">* </text:span>Etablissement</text:p>
          </table:table-cell>
          <table:table-cell table:style-name="ce20" office:value-type="string" calcext:value-type="string">
            <text:p><text:span text:style-name="T1">* </text:span>Etablissement</text:p>
          </table:table-cell>
        </table:table-row>
        <table:table-row table:style-name="ro1">
          <table:table-cell office:value-type="string" calcext:value-type="string">
            <text:p>man.etagere</text:p>
          </table:table-cell>
          <table:table-cell table:formula="of:=IF(AND([.C39] &lt;&gt; &quot;&quot;; [.C39] = [.D39]; [.C39] = [.E39]; [.C39] = [.F39]); [.C39]; &quot;&quot;)">
            <text:p/>
          </table:table-cell>
          <table:table-cell table:style-name="ce8" office:value-type="string" calcext:value-type="string">
            <text:p><text:span text:style-name="T5">+ </text:span>Classement</text:p>
          </table:table-cell>
          <table:table-cell office:value-type="string" calcext:value-type="string">
            <text:p><text:span text:style-name="T4">- </text:span>Appartient à</text:p>
          </table:table-cell>
          <table:table-cell table:style-name="ce13"/>
          <table:table-cell table:style-name="ce13" office:value-type="string" calcext:value-type="string">
            <text:p><text:span text:style-name="T1">? </text:span>Structure</text:p>
          </table:table-cell>
        </table:table-row>
        <table:table-row table:style-name="ro1">
          <table:table-cell office:value-type="string" calcext:value-type="string">
            <text:p>man.image-doc</text:p>
          </table:table-cell>
          <table:table-cell table:formula="of:=IF(AND([.C40] &lt;&gt; &quot;&quot;; [.C40] = [.D40]; [.C40] = [.E40]; [.C40] = [.F40]); [.C40]; &quot;&quot;)">
            <text:p/>
          </table:table-cell>
          <table:table-cell table:style-name="ce7" table:number-columns-repeated="2"/>
          <table:table-cell office:value-type="string" calcext:value-type="string">
            <text:p><text:span text:style-name="T4">- </text:span>Illustration</text:p>
          </table:table-cell>
          <table:table-cell office:value-type="string" calcext:value-type="string">
            <text:p><text:span text:style-name="T4">- </text:span>Illustration</text:p>
          </table:table-cell>
        </table:table-row>
        <table:table-row table:style-name="ro1">
          <table:table-cell office:value-type="string" calcext:value-type="string">
            <text:p>man.internal-link</text:p>
          </table:table-cell>
          <table:table-cell table:formula="of:=IF(AND([.C41] &lt;&gt; &quot;&quot;; [.C41] = [.D41]; [.C41] = [.E41]; [.C41] = [.F41]); [.C41]; &quot;&quot;)" office:value-type="string" office:string-value="- Lien interne" calcext:value-type="string">
            <text:p>- Lien interne</text:p>
          </table:table-cell>
          <table:table-cell office:value-type="string" calcext:value-type="string">
            <text:p><text:span text:style-name="T4">- </text:span>Lien interne</text:p>
          </table:table-cell>
          <table:table-cell office:value-type="string" calcext:value-type="string">
            <text:p><text:span text:style-name="T4">- </text:span>Lien interne</text:p>
          </table:table-cell>
          <table:table-cell office:value-type="string" calcext:value-type="string">
            <text:p><text:span text:style-name="T4">- </text:span>Lien interne</text:p>
          </table:table-cell>
          <table:table-cell office:value-type="string" calcext:value-type="string">
            <text:p><text:span text:style-name="T4">- </text:span>Lien interne</text:p>
          </table:table-cell>
        </table:table-row>
        <table:table-row table:style-name="ro1">
          <table:table-cell office:value-type="string" calcext:value-type="string">
            <text:p>man.issuu</text:p>
          </table:table-cell>
          <table:table-cell table:formula="of:=IF(AND([.C42] &lt;&gt; &quot;&quot;; [.C42] = [.D42]; [.C42] = [.E42]; [.C42] = [.F42]); [.C42]; &quot;&quot;)">
            <text:p/>
          </table:table-cell>
          <table:table-cell office:value-type="string" calcext:value-type="string">
            <text:p><text:span text:style-name="T4">- </text:span>Image vidéo</text:p>
          </table:table-cell>
          <table:table-cell office:value-type="string" calcext:value-type="string">
            <text:p><text:span text:style-name="T4">- </text:span>Vignette issuu</text:p>
          </table:table-cell>
          <table:table-cell office:value-type="string" calcext:value-type="string">
            <text:p><text:span text:style-name="T4">- </text:span>Vignette issuu</text:p>
          </table:table-cell>
          <table:table-cell office:value-type="string" calcext:value-type="string">
            <text:p><text:span text:style-name="T4">- </text:span>Vignette issuu</text:p>
          </table:table-cell>
        </table:table-row>
        <table:table-row table:style-name="ro1">
          <table:table-cell office:value-type="string" calcext:value-type="string">
            <text:p>man.link</text:p>
          </table:table-cell>
          <table:table-cell table:formula="of:=IF(AND([.C43] &lt;&gt; &quot;&quot;; [.C43] = [.D43]; [.C43] = [.E43]; [.C43] = [.F43]); [.C43]; &quot;&quot;)" office:value-type="string" office:string-value="+ Permalien" calcext:value-type="string">
            <text:p>+ Permalien</text:p>
          </table:table-cell>
          <table:table-cell table:style-name="ce8" office:value-type="string" calcext:value-type="string">
            <text:p><text:span text:style-name="T5">+ </text:span>Permalien</text:p>
          </table:table-cell>
          <table:table-cell table:style-name="ce8" office:value-type="string" calcext:value-type="string">
            <text:p><text:span text:style-name="T5">+ </text:span>Permalien</text:p>
          </table:table-cell>
          <table:table-cell table:style-name="ce8" office:value-type="string" calcext:value-type="string">
            <text:p><text:span text:style-name="T5">+ </text:span>Permalien</text:p>
          </table:table-cell>
          <table:table-cell table:style-name="ce8" office:value-type="string" calcext:value-type="string">
            <text:p><text:span text:style-name="T5">+ </text:span>Permalien</text:p>
          </table:table-cell>
        </table:table-row>
        <table:table-row table:style-name="ro1">
          <table:table-cell office:value-type="string" calcext:value-type="string">
            <text:p>man.ordre</text:p>
          </table:table-cell>
          <table:table-cell table:formula="of:=IF(AND([.C44] &lt;&gt; &quot;&quot;; [.C44] = [.D44]; [.C44] = [.E44]; [.C44] = [.F44]); [.C44]; &quot;&quot;)">
            <text:p/>
          </table:table-cell>
          <table:table-cell table:number-columns-repeated="2" office:value-type="string" calcext:value-type="string">
            <text:p>- Ordre</text:p>
          </table:table-cell>
          <table:table-cell table:style-name="ce8" office:value-type="string" calcext:value-type="string">
            <text:p><text:span text:style-name="T5">+ </text:span>Ordre</text:p>
          </table:table-cell>
          <table:table-cell office:value-type="string" calcext:value-type="string">
            <text:p><text:span text:style-name="T4">- </text:span>Ordre</text:p>
          </table:table-cell>
        </table:table-row>
        <table:table-row table:style-name="ro1">
          <table:table-cell office:value-type="string" calcext:value-type="string">
            <text:p>man.personne</text:p>
          </table:table-cell>
          <table:table-cell table:formula="of:=IF(AND([.C45] &lt;&gt; &quot;&quot;; [.C45] = [.D45]; [.C45] = [.E45]; [.C45] = [.F45]); [.C45]; &quot;&quot;)" office:value-type="string" office:string-value="* Personne (sujet)" calcext:value-type="string">
            <text:p>* Personne (sujet)</text:p>
          </table:table-cell>
          <table:table-cell table:style-name="ce5" office:value-type="string" calcext:value-type="string">
            <text:p><text:span text:style-name="T2">* </text:span>Personne (sujet)</text:p>
          </table:table-cell>
          <table:table-cell table:style-name="ce5" office:value-type="string" calcext:value-type="string">
            <text:p><text:span text:style-name="T2">* </text:span>Personne (sujet)</text:p>
          </table:table-cell>
          <table:table-cell table:style-name="ce5" office:value-type="string" calcext:value-type="string">
            <text:p><text:span text:style-name="T2">* </text:span>Personne (sujet)</text:p>
          </table:table-cell>
          <table:table-cell table:style-name="ce5" office:value-type="string" calcext:value-type="string">
            <text:p><text:span text:style-name="T2">* </text:span>Personne (sujet)</text:p>
          </table:table-cell>
        </table:table-row>
        <table:table-row table:style-name="ro1">
          <table:table-cell office:value-type="string" calcext:value-type="string">
            <text:p>man.them-av</text:p>
          </table:table-cell>
          <table:table-cell table:formula="of:=IF(AND([.C46] &lt;&gt; &quot;&quot;; [.C46] = [.D46]; [.C46] = [.E46]; [.C46] = [.F46]); [.C46]; &quot;&quot;)">
            <text:p/>
          </table:table-cell>
          <table:table-cell table:style-name="ce5" office:value-type="string" calcext:value-type="string">
            <text:p><text:span text:style-name="T2">* </text:span>Thématique audio-vidéo</text:p>
          </table:table-cell>
          <table:table-cell table:style-name="ce12" table:number-columns-repeated="3"/>
        </table:table-row>
        <table:table-row table:style-name="ro1">
          <table:table-cell table:style-name="ce4" office:value-type="string" calcext:value-type="string">
            <text:p>man.them-gen</text:p>
          </table:table-cell>
          <table:table-cell table:formula="of:=IF(AND([.C47] &lt;&gt; &quot;&quot;; [.C47] = [.D47]; [.C47] = [.E47]; [.C47] = [.F47]); [.C47]; &quot;&quot;)" office:value-type="string" office:string-value="- Thématique transversale" calcext:value-type="string">
            <text:p>- Thématique transversale</text:p>
          </table:table-cell>
          <table:table-cell table:style-name="ce11" office:value-type="string" calcext:value-type="string">
            <text:p><text:span text:style-name="T4">- </text:span>Thématique transversale</text:p>
          </table:table-cell>
          <table:table-cell table:style-name="ce11" office:value-type="string" calcext:value-type="string">
            <text:p><text:span text:style-name="T4">- </text:span>Thématique transversale</text:p>
          </table:table-cell>
          <table:table-cell table:style-name="ce11" office:value-type="string" calcext:value-type="string">
            <text:p><text:span text:style-name="T4">- </text:span>Thématique transversale</text:p>
          </table:table-cell>
          <table:table-cell table:style-name="ce11" office:value-type="string" calcext:value-type="string">
            <text:p><text:span text:style-name="T4">- </text:span>Thématique transversale</text:p>
          </table:table-cell>
        </table:table-row>
        <table:table-row table:style-name="ro1">
          <table:table-cell office:value-type="string" calcext:value-type="string">
            <text:p>man.them-images</text:p>
          </table:table-cell>
          <table:table-cell table:formula="of:=IF(AND([.C48] &lt;&gt; &quot;&quot;; [.C48] = [.D48]; [.C48] = [.E48]; [.C48] = [.F48]); [.C48]; &quot;&quot;)">
            <text:p/>
          </table:table-cell>
          <table:table-cell table:style-name="ce12"/>
          <table:table-cell table:style-name="ce5" office:value-type="string" calcext:value-type="string">
            <text:p><text:span text:style-name="T2">* </text:span>Thématique images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man.them-patri</text:p>
          </table:table-cell>
          <table:table-cell table:formula="of:=IF(AND([.C49] &lt;&gt; &quot;&quot;; [.C49] = [.D49]; [.C49] = [.E49]; [.C49] = [.F49]); [.C49]; &quot;&quot;)">
            <text:p/>
          </table:table-cell>
          <table:table-cell table:style-name="ce12" table:number-columns-repeated="2"/>
          <table:table-cell table:style-name="ce5" office:value-type="string" calcext:value-type="string">
            <text:p><text:span text:style-name="T2">* </text:span>Thématique ouvrages numérisés</text:p>
          </table:table-cell>
          <table:table-cell table:style-name="ce12"/>
        </table:table-row>
        <table:table-row table:style-name="ro1">
          <table:table-cell office:value-type="string" calcext:value-type="string">
            <text:p>man.them-trav</text:p>
          </table:table-cell>
          <table:table-cell table:formula="of:=IF(AND([.C50] &lt;&gt; &quot;&quot;; [.C50] = [.D50]; [.C50] = [.E50]; [.C50] = [.F50]); [.C50]; &quot;&quot;)">
            <text:p/>
          </table:table-cell>
          <table:table-cell table:style-name="ce5" table:number-columns-repeated="3"/>
          <table:table-cell table:style-name="ce5" office:value-type="string" calcext:value-type="string">
            <text:p><text:span text:style-name="T2">* </text:span>Thématique recherche</text:p>
          </table:table-cell>
        </table:table-row>
        <table:table-row table:style-name="ro1">
          <table:table-cell office:value-type="string" calcext:value-type="string">
            <text:p>man.type</text:p>
          </table:table-cell>
          <table:table-cell table:formula="of:=IF(AND([.C51] &lt;&gt; &quot;&quot;; [.C51] = [.D51]; [.C51] = [.E51]; [.C51] = [.F51]); [.C51]; &quot;&quot;)" office:value-type="string" office:string-value="+ Type propre à la collection" calcext:value-type="string">
            <text:p>+ Type propre à la collection</text:p>
          </table:table-cell>
          <table:table-cell table:style-name="ce8" office:value-type="string" calcext:value-type="string">
            <text:p>+ Type propre à la collection</text:p>
          </table:table-cell>
          <table:table-cell table:style-name="ce8" office:value-type="string" calcext:value-type="string">
            <text:p><text:span text:style-name="T5">+ </text:span>Type propre à la collection</text:p>
          </table:table-cell>
          <table:table-cell table:style-name="ce8" office:value-type="string" calcext:value-type="string">
            <text:p><text:span text:style-name="T5">+ </text:span>Type propre à la collection</text:p>
          </table:table-cell>
          <table:table-cell table:style-name="ce8" office:value-type="string" calcext:value-type="string">
            <text:p><text:span text:style-name="T5">+ </text:span>Type propre à la collection</text:p>
          </table:table-cell>
        </table:table-row>
      </table:table>
      <table:named-expressions/>
      <table:database-ranges>
        <table:database-range table:name="__Anonymous_Sheet_DB__0" table:target-range-address="Conversion.A1:Conversion.F5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20:05:58.85992709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06T20:07:05.578612716</dc:date>
    <dc:creator>Daniel Berthereau</dc:creator>
    <meta:editing-duration>P18DT4H9M5S</meta:editing-duration>
    <meta:editing-cycles>25</meta:editing-cycles>
    <meta:generator>LibreOffice/7.2.0.4$Linux_X86_64 LibreOffice_project/20$Build-4</meta:generator>
    <meta:document-statistic meta:table-count="1" meta:cell-count="284" meta:object-count="0"/>
  </office:meta>
</office:document-meta>
</file>